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91c" officeooo:paragraph-rsid="0008b91c"/>
    </style:style>
    <style:style style:name="P2" style:family="paragraph" style:parent-style-name="Standard" style:list-style-name="L1">
      <style:text-properties officeooo:paragraph-rsid="0005cb15"/>
    </style:style>
    <style:style style:name="P3" style:family="paragraph" style:parent-style-name="Standard" style:list-style-name="L1">
      <style:text-properties officeooo:rsid="0009a6ad" officeooo:paragraph-rsid="0009a6ad"/>
    </style:style>
    <style:style style:name="P4" style:family="paragraph" style:parent-style-name="Standard" style:list-style-name="L1">
      <style:text-properties officeooo:rsid="000c05c7" officeooo:paragraph-rsid="000c05c7"/>
    </style:style>
    <style:style style:name="P5" style:family="paragraph" style:parent-style-name="Standard" style:list-style-name="L1">
      <style:text-properties officeooo:rsid="000cea07" officeooo:paragraph-rsid="000cea07"/>
    </style:style>
    <style:style style:name="P6" style:family="paragraph" style:parent-style-name="Standard" style:list-style-name="L1">
      <style:text-properties officeooo:rsid="000dc941" officeooo:paragraph-rsid="000dc941"/>
    </style:style>
    <style:style style:name="P7" style:family="paragraph" style:parent-style-name="Standard" style:list-style-name="L1">
      <style:text-properties officeooo:rsid="000f379e" officeooo:paragraph-rsid="000f379e"/>
    </style:style>
    <style:style style:name="P8" style:family="paragraph" style:parent-style-name="Standard" style:list-style-name="L1">
      <style:text-properties officeooo:rsid="00102e87" officeooo:paragraph-rsid="00102e87"/>
    </style:style>
    <style:style style:name="P9" style:family="paragraph" style:parent-style-name="Standard">
      <style:text-properties officeooo:rsid="00102e87" officeooo:paragraph-rsid="00102e87"/>
    </style:style>
    <style:style style:name="P10" style:family="paragraph" style:parent-style-name="Standard" style:list-style-name="L1">
      <style:text-properties officeooo:rsid="0010c238" officeooo:paragraph-rsid="0010c238"/>
    </style:style>
    <style:style style:name="P11" style:family="paragraph" style:parent-style-name="Standard" style:list-style-name="L1">
      <style:text-properties officeooo:rsid="001acaf3" officeooo:paragraph-rsid="001acaf3"/>
    </style:style>
    <style:style style:name="P12" style:family="paragraph" style:parent-style-name="Text_20_body">
      <style:text-properties officeooo:rsid="00145aaf" officeooo:paragraph-rsid="00145aaf"/>
    </style:style>
    <style:style style:name="P13" style:family="paragraph" style:parent-style-name="Text_20_body">
      <style:text-properties officeooo:rsid="00167841" officeooo:paragraph-rsid="00167841"/>
    </style:style>
    <style:style style:name="T1" style:family="text">
      <style:text-properties officeooo:rsid="0005cb15"/>
    </style:style>
    <style:style style:name="T2" style:family="text">
      <style:text-properties officeooo:rsid="0008b91c"/>
    </style:style>
    <style:style style:name="T3" style:family="text">
      <style:text-properties officeooo:rsid="0007a5a5"/>
    </style:style>
    <style:style style:name="T4" style:family="text">
      <style:text-properties officeooo:rsid="000b4509"/>
    </style:style>
    <style:style style:name="T5" style:family="text">
      <style:text-properties officeooo:rsid="000cdb7f"/>
    </style:style>
    <style:style style:name="T6" style:family="text">
      <style:text-properties officeooo:rsid="0010c238"/>
    </style:style>
    <style:style style:name="T7" style:family="text">
      <style:text-properties officeooo:rsid="001739a7"/>
    </style:style>
    <style:style style:name="T8" style:family="text">
      <style:text-properties officeooo:rsid="00191a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8">Sitzung </text:span>Ebooks2CBS</text:h>
      <text:p text:style-name="P12">Datum: 20. Januar 2016</text:p>
      <text:p text:style-name="P13">Ort: UB Basel, Sitzungszimmer</text:p>
      <text:p text:style-name="P12">Teilnehmer: Günter, Andres, Silvia, Bernd, Oliver, Andrea, Barbara, ???</text:p>
      <text:h text:style-name="Heading_20_2" text:outline-level="2">Traktanden</text:h>
      <text:list xml:id="list6126138900913604629" text:style-name="L1">
        <text:list-item>
          <text:p text:style-name="P2"><text:span text:style-name="T1">Klärung von Erwartungen und Zielen</text:span></text:p>
        </text:list-item>
        <text:list-item>
          <text:p text:style-name="P2"><text:span text:style-name="T3">Arbeitspakete und zeitliche Planung</text:span></text:p>
          <text:list>
            <text:list-item>
              <text:p text:style-name="P3">Verhandlung / Bestellung von MARC-Updates (update, new, delete) bei SerialSolutions <text:span text:style-name="T4">(Testsets)</text:span></text:p>
            </text:list-item>
            <text:list-item>
              <text:p text:style-name="P4">Anpassungen perl-Skripte</text:p>
            </text:list-item>
            <text:list-item>
              <text:p text:style-name="P4"><text:span text:style-name="T5">Arbeiten am </text:span>contentCollector</text:p>
            </text:list-item>
            <text:list-item>
              <text:p text:style-name="P5">Integration in CBS</text:p>
            </text:list-item>
            <text:list-item>
              <text:p text:style-name="P7">Dokumentation</text:p>
            </text:list-item>
            <text:list-item>
              <text:p text:style-name="P6">Testing</text:p>
            </text:list-item>
          </text:list>
        </text:list-item>
        <text:list-item>
          <text:p text:style-name="P8">Offene Fragen</text:p>
          <text:list>
            <text:list-item>
              <text:p text:style-name="P8">Umgang mit Transformationsfehlern</text:p>
            </text:list-item>
            <text:list-item>
              <text:p text:style-name="P11">„FREE“-Exemplare</text:p>
            </text:list-item>
            <text:list-item>
              <text:p text:style-name="P8"><text:span text:style-name="T7">W</text:span>orld<text:span text:style-name="T7">C</text:span>at</text:p>
            </text:list-item>
            <text:list-item>
              <text:p text:style-name="P8">merging <text:span text:style-name="T6">mit Hybridaufnahmen</text:span></text:p>
            </text:list-item>
          </text:list>
        </text:list-item>
        <text:list-item>
          <text:p text:style-name="P10">Anreicherungsprojekt</text:p>
        </text:list-item>
        <text:list-item>
          <text:p text:style-name="P10">Varia</text:p>
        </text:list-item>
      </text:list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3:30:55.511656524</meta:creation-date>
    <dc:date>2016-01-20T13:45:10.788086166</dc:date>
    <meta:editing-duration>PT13M16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77" meta:character-count="555" meta:non-whitespace-character-count="513"/>
  </office:meta>
</office:document-meta>
</file>